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D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Form per l'iscrizione di utenti che fanno parte del personale scolastico dell'Università 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InviaDomanda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inviare la domanda di iscrizione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SelezionaIScritto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nfermaAccettazioneButton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CompilazioneIscrizioneForm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egistrazioneButton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2" office:value-type="string">
            <text:p text:style-name="Table_20_Contents"><text:text-input text:description="">Pulsante per confermare la registrazione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GestioneIscrizioniEDatiControl</text:text-input></text:p>
          </table:table-cell>
          <table:table-cell table:style-name="Tabella1.B13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3" office:value-type="string">
            <text:p text:style-name="Table_20_Contents"><text:text-input text:description="">Control per la gestione dell'iscrizione e dei dati personali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3</meta:editing-cycles>
    <meta:generator>LibreOffice/3.6$Windows_x86 LibreOffice_project/da8c1e6-fd468f4-454e206-f42a4a9-143cfd</meta:generator>
    <dc:date>2012-10-27T02:17:44.44</dc:date>
    <meta:document-statistic meta:table-count="1" meta:image-count="0" meta:object-count="0" meta:page-count="1" meta:paragraph-count="40" meta:word-count="113" meta:character-count="956" meta:non-whitespace-character-count="88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